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Due Pin Number</text:p>
          </table:table-cell>
          <table:table-cell table:style-name="ce1" office:value-type="string">
            <text:p>SAM3X Pin Name</text:p>
          </table:table-cell>
          <table:table-cell table:style-name="ce1" office:value-type="string">
            <text:p>Mapped Pin Name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nected to both PA28 and PC29</text:p>
          </table:table-cell>
          <table:table-cell office:value-type="string">
            <text:p>Digital Pin 1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onnected to both PA29 and PC26</text:p>
          </table:table-cell>
          <table:table-cell office:value-type="string">
            <text:p>Digital Pin 4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PA0</text:p>
          </table:table-cell>
          <table:table-cell office:value-type="string">
            <text:p>CANTX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PA1</text:p>
          </table:table-cell>
          <table:table-cell office:value-type="string">
            <text:p>CANRX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A10</text:p>
          </table:table-cell>
          <table:table-cell office:value-type="string">
            <text:p>RX1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A11</text:p>
          </table:table-cell>
          <table:table-cell office:value-type="string">
            <text:p>TX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A12</text:p>
          </table:table-cell>
          <table:table-cell office:value-type="string">
            <text:p>RX2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A13</text:p>
          </table:table-cell>
          <table:table-cell office:value-type="string">
            <text:p>TX2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Digital Pin 2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Digital Pin 24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PA16</text:p>
          </table:table-cell>
          <table:table-cell office:value-type="string">
            <text:p>Analog In 0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PA17</text:p>
          </table:table-cell>
          <table:table-cell office:value-type="string">
            <text:p>SDA1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PA18</text:p>
          </table:table-cell>
          <table:table-cell office:value-type="string">
            <text:p>SCL2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PA19</text:p>
          </table:table-cell>
          <table:table-cell office:value-type="string">
            <text:p>Digital Pin 42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PA2</text:p>
          </table:table-cell>
          <table:table-cell office:value-type="string">
            <text:p>Analog In 7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PA20</text:p>
          </table:table-cell>
          <table:table-cell office:value-type="string">
            <text:p>Digital Pin 43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PA21</text:p>
          </table:table-cell>
          <table:table-cell office:value-type="string">
            <text:p>LED "TX"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PA22</text:p>
          </table:table-cell>
          <table:table-cell office:value-type="string">
            <text:p>Analog In 3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PA23</text:p>
          </table:table-cell>
          <table:table-cell office:value-type="string">
            <text:p>Analog In 2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A24</text:p>
          </table:table-cell>
          <table:table-cell office:value-type="string">
            <text:p>Analog In 1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PA25</text:p>
          </table:table-cell>
          <table:table-cell office:value-type="string">
            <text:p>(MISO)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PA26</text:p>
          </table:table-cell>
          <table:table-cell office:value-type="string">
            <text:p>(MOSI)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PA27</text:p>
          </table:table-cell>
          <table:table-cell office:value-type="string">
            <text:p>(SCLK)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PA28</text:p>
          </table:table-cell>
          <table:table-cell office:value-type="string">
            <text:p>(NPCS0)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A3</text:p>
          </table:table-cell>
          <table:table-cell office:value-type="string">
            <text:p>Analog In 6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PA4</text:p>
          </table:table-cell>
          <table:table-cell office:value-type="string">
            <text:p>Analog In 5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PA6</text:p>
          </table:table-cell>
          <table:table-cell office:value-type="string">
            <text:p>Analog In 4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PA7</text:p>
          </table:table-cell>
          <table:table-cell office:value-type="string">
            <text:p>Digital Pin 31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A8</text:p>
          </table:table-cell>
          <table:table-cell office:value-type="string">
            <text:p>RX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A9</text:p>
          </table:table-cell>
          <table:table-cell office:value-type="string">
            <text:p>TX0</text:p>
          </table:table-cell>
          <table:table-cell/>
        </table:table-row>
        <table:table-row table:style-name="ro3">
          <table:table-cell office:value-type="string">
            <text:p>USB</text:p>
          </table:table-cell>
          <table:table-cell office:value-type="string">
            <text:p>PB10</text:p>
          </table:table-cell>
          <table:table-cell office:value-type="string">
            <text:p>VBOF</text:p>
          </table:table-cell>
          <table:table-cell/>
        </table:table-row>
        <table:table-row table:style-name="ro3">
          <table:table-cell office:value-type="string">
            <text:p>USB</text:p>
          </table:table-cell>
          <table:table-cell office:value-type="string">
            <text:p>PB11</text:p>
          </table:table-cell>
          <table:table-cell office:value-type="string">
            <text:p>ID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B12</text:p>
          </table:table-cell>
          <table:table-cell office:value-type="string">
            <text:p>SDA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B13</text:p>
          </table:table-cell>
          <table:table-cell office:value-type="string">
            <text:p>SCL</text:p>
          </table:table-cell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PB14</text:p>
          </table:table-cell>
          <table:table-cell office:value-type="string">
            <text:p>Digital Pin 53</text:p>
          </table:table-cell>
          <table:table-cell office:value-type="string">
            <text:p>W(rite) (Green)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PB15</text:p>
          </table:table-cell>
          <table:table-cell office:value-type="string">
            <text:p>DAC0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PB16</text:p>
          </table:table-cell>
          <table:table-cell office:value-type="string">
            <text:p>DAC1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PB17</text:p>
          </table:table-cell>
          <table:table-cell office:value-type="string">
            <text:p>Analog In 8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PB18</text:p>
          </table:table-cell>
          <table:table-cell office:value-type="string">
            <text:p>Analog In 9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PB19</text:p>
          </table:table-cell>
          <table:table-cell office:value-type="string">
            <text:p>Analog In 10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PB20</text:p>
          </table:table-cell>
          <table:table-cell office:value-type="string">
            <text:p>Analog In 11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PB21</text:p>
          </table:table-cell>
          <table:table-cell office:value-type="string">
            <text:p>Digital Pin 52</text:p>
          </table:table-cell>
          <table:table-cell office:value-type="string">
            <text:p>CS (Green)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B23</text:p>
          </table:table-cell>
          <table:table-cell office:value-type="string">
            <text:p>(unconnected)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B25</text:p>
          </table:table-cell>
          <table:table-cell office:value-type="string">
            <text:p>Digital Pin 2</text:p>
          </table:table-cell>
          <table:table-cell office:value-type="string">
            <text:p>OE (Green)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B26</text:p>
          </table:table-cell>
          <table:table-cell office:value-type="string">
            <text:p>Digital Pin 2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B27</text:p>
          </table:table-cell>
          <table:table-cell office:value-type="string">
            <text:p>Digital Pin 13 / Amber LED "L"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PC1</text:p>
          </table:table-cell>
          <table:table-cell office:value-type="string">
            <text:p>Digital Pin 33</text:p>
          </table:table-cell>
          <table:table-cell office:value-type="string">
            <text:p>A15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PC12</text:p>
          </table:table-cell>
          <table:table-cell office:value-type="string">
            <text:p>Digital Pin 51</text:p>
          </table:table-cell>
          <table:table-cell office:value-type="string">
            <text:p>A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PC13</text:p>
          </table:table-cell>
          <table:table-cell office:value-type="string">
            <text:p>Digital Pin 50</text:p>
          </table:table-cell>
          <table:table-cell office:value-type="string">
            <text:p>A5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PC14</text:p>
          </table:table-cell>
          <table:table-cell office:value-type="string">
            <text:p>Digital Pin 49</text:p>
          </table:table-cell>
          <table:table-cell office:value-type="string">
            <text:p>A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PC15</text:p>
          </table:table-cell>
          <table:table-cell office:value-type="string">
            <text:p>Digital Pin 48</text:p>
          </table:table-cell>
          <table:table-cell office:value-type="string">
            <text:p>A3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PC16</text:p>
          </table:table-cell>
          <table:table-cell office:value-type="string">
            <text:p>Digital Pin 47</text:p>
          </table:table-cell>
          <table:table-cell office:value-type="string">
            <text:p>A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PC17</text:p>
          </table:table-cell>
          <table:table-cell office:value-type="string">
            <text:p>Digital Pin 46</text:p>
          </table:table-cell>
          <table:table-cell office:value-type="string">
            <text:p>A1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PC18</text:p>
          </table:table-cell>
          <table:table-cell office:value-type="string">
            <text:p>Digital Pin 45</text:p>
          </table:table-cell>
          <table:table-cell office:value-type="string">
            <text:p>A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PC19</text:p>
          </table:table-cell>
          <table:table-cell office:value-type="string">
            <text:p>Digital Pin 44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PC2</text:p>
          </table:table-cell>
          <table:table-cell office:value-type="string">
            <text:p>Digital Pin 34</text:p>
          </table:table-cell>
          <table:table-cell office:value-type="string">
            <text:p>A14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C21</text:p>
          </table:table-cell>
          <table:table-cell office:value-type="string">
            <text:p>Digital Pin 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C22</text:p>
          </table:table-cell>
          <table:table-cell office:value-type="string">
            <text:p>Digital Pin 8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C23</text:p>
          </table:table-cell>
          <table:table-cell office:value-type="string">
            <text:p>Digital Pin 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C24</text:p>
          </table:table-cell>
          <table:table-cell office:value-type="string">
            <text:p>Digital Pin 6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C25</text:p>
          </table:table-cell>
          <table:table-cell office:value-type="string">
            <text:p>Digital Pin 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C28</text:p>
          </table:table-cell>
          <table:table-cell office:value-type="string">
            <text:p>Digital Pin 3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PC3</text:p>
          </table:table-cell>
          <table:table-cell office:value-type="string">
            <text:p>Digital Pin 35</text:p>
          </table:table-cell>
          <table:table-cell office:value-type="string">
            <text:p>A13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C30</text:p>
          </table:table-cell>
          <table:table-cell office:value-type="string">
            <text:p>LED "RX"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PC4</text:p>
          </table:table-cell>
          <table:table-cell office:value-type="string">
            <text:p>Digital Pin 36</text:p>
          </table:table-cell>
          <table:table-cell office:value-type="string">
            <text:p>A1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PC5</text:p>
          </table:table-cell>
          <table:table-cell office:value-type="string">
            <text:p>Digital Pin 37</text:p>
          </table:table-cell>
          <table:table-cell office:value-type="string">
            <text:p>A1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PC6</text:p>
          </table:table-cell>
          <table:table-cell office:value-type="string">
            <text:p>Digital Pin 38</text:p>
          </table:table-cell>
          <table:table-cell office:value-type="string">
            <text:p>A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PC7</text:p>
          </table:table-cell>
          <table:table-cell office:value-type="string">
            <text:p>Digital Pin 39</text:p>
          </table:table-cell>
          <table:table-cell office:value-type="string">
            <text:p>A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PC8</text:p>
          </table:table-cell>
          <table:table-cell office:value-type="string">
            <text:p>Digital Pin 40</text:p>
          </table:table-cell>
          <table:table-cell office:value-type="string">
            <text:p>A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PC9</text:p>
          </table:table-cell>
          <table:table-cell office:value-type="string">
            <text:p>Digital Pin 41</text:p>
          </table:table-cell>
          <table:table-cell office:value-type="string">
            <text:p>A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D0</text:p>
          </table:table-cell>
          <table:table-cell office:value-type="string">
            <text:p>Digital Pin 25</text:p>
          </table:table-cell>
          <table:table-cell office:value-type="string">
            <text:p>DQ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D1</text:p>
          </table:table-cell>
          <table:table-cell office:value-type="string">
            <text:p>Digital pin 26</text:p>
          </table:table-cell>
          <table:table-cell office:value-type="string">
            <text:p>DQ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 office:value-type="string">
            <text:p>Digital Pin 3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D2</text:p>
          </table:table-cell>
          <table:table-cell office:value-type="string">
            <text:p>Digital Pin 27</text:p>
          </table:table-cell>
          <table:table-cell office:value-type="string">
            <text:p>DQ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D3</text:p>
          </table:table-cell>
          <table:table-cell office:value-type="string">
            <text:p>Digital Pin 28</text:p>
          </table:table-cell>
          <table:table-cell office:value-type="string">
            <text:p>DQ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D4</text:p>
          </table:table-cell>
          <table:table-cell office:value-type="string">
            <text:p>TX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D5</text:p>
          </table:table-cell>
          <table:table-cell office:value-type="string">
            <text:p>RX3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D6</text:p>
          </table:table-cell>
          <table:table-cell office:value-type="string">
            <text:p>Digital Pin 29</text:p>
          </table:table-cell>
          <table:table-cell office:value-type="string">
            <text:p>DQ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D7</text:p>
          </table:table-cell>
          <table:table-cell office:value-type="string">
            <text:p>Digital Pin 11</text:p>
          </table:table-cell>
          <table:table-cell office:value-type="string">
            <text:p>DQ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D8</text:p>
          </table:table-cell>
          <table:table-cell office:value-type="string">
            <text:p>Digital Pin 12</text:p>
          </table:table-cell>
          <table:table-cell office:value-type="string">
            <text:p>DQ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D9</text:p>
          </table:table-cell>
          <table:table-cell office:value-type="string">
            <text:p>Digital Pin 30</text:p>
          </table:table-cell>
          <table:table-cell office:value-type="string">
            <text:p>DQ0</text:p>
          </table:table-cell>
        </table:table-row>
      </table:table>
      <table:named-expressions/>
      <table:database-ranges>
        <table:database-range table:name="__Anonymous_Sheet_DB__0" table:target-range-address="Sheet1.A1:Sheet1.C8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15:58:21.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13:22</meta:creation-date>
    <meta:editing-duration>PT3M16S</meta:editing-duration>
    <meta:editing-cycles>7</meta:editing-cycles>
    <meta:generator>LibreOffice/3.6$Windows_x86 LibreOffice_project/da8c1e6-fd468f4-454e206-f42a4a9-143cfd</meta:generator>
    <meta:initial-creator>Benjamin Godfrey</meta:initial-creator>
    <dc:date>2014-04-14T17:14:07.92</dc:date>
    <meta:document-statistic meta:table-count="1" meta:cell-count="273" meta:object-count="0"/>
  </office:meta>
</office:document-meta>
</file>